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Droid Sans Mono" svg:font-family="'Droid Sans Mono'" style:font-adornments="Regular"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roid Sans2" svg:font-family="'Droid Sans'" style:font-family-generic="swiss" style:font-pitch="variable"/>
    <style:font-face style:name="Droid Sans1" svg:font-family="'Droid Sans'" style:font-adornments="Regular" style:font-family-generic="swiss" style:font-pitch="variable"/>
    <style:font-face style:name="Droid Sans Thai" svg:font-family="'Droid Sans Thai'"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3"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Mangal" svg:font-family="Mangal" style:font-family-generic="system" style:font-pitch="variable"/>
  </office:font-face-decls>
  <office:automatic-styles>
    <style:style style:name="Table1"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1.A" style:family="table-column">
      <style:table-column-properties style:column-width="3.995cm"/>
    </style:style>
    <style:style style:name="Table1.B" style:family="table-column">
      <style:table-column-properties style:column-width="3.911cm"/>
    </style:style>
    <style:style style:name="Table1.C" style:family="table-column">
      <style:table-column-properties style:column-width="9.689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orphans="0" fo:widows="0"/>
      <style:text-properties style:font-name="Droid Sans" style:font-name-complex="Calibri Light1" style:font-size-complex="14pt"/>
    </style:style>
    <style:style style:name="P2" style:family="paragraph" style:parent-style-name="Footer">
      <style:paragraph-properties fo:text-align="end" style:justify-single-word="false" fo:orphans="0" fo:widows="0"/>
      <style:text-properties style:font-name="Droid Sans"/>
    </style:style>
    <style:style style:name="P3" style:family="paragraph">
      <style:paragraph-properties fo:break-before="page"/>
    </style:style>
    <style:style style:name="P4" style:family="paragraph" style:list-style-name="WWNum15"/>
    <style:style style:name="P5" style:family="paragraph" style:list-style-name="WWNum14"/>
    <style:style style:name="P6" style:family="paragraph" style:parent-style-name="Standard_20__28_user_29_">
      <style:paragraph-properties fo:break-before="page"/>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style>
    <style:style style:name="T1" style:family="text">
      <style:text-properties style:font-name="Calibri" style:font-name-complex="Calibri1"/>
    </style:style>
    <style:style style:name="T2" style:family="text">
      <style:text-properties style:font-name-complex="Calibri1"/>
    </style:style>
    <style:style style:name="T3" style:family="text">
      <style:text-properties style:font-name="Droid Sans2"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502 Basic Outline</text:p>
      <text:h text:style-name="Heading_20_1" text:outline-level="1">Requirements</text:h>
      <text:h text:style-name="Heading_20_2" text:outline-level="2">Free Software</text:h>
      <text:p text:style-name="Standard_20__28_user_29_">Under the MIT license.</text:p>
      <text:h text:style-name="Heading_20_2" text:outline-level="2">Compatibility</text:h>
      <text:p text:style-name="Standard_20__28_user_29_">Should run either on a 6502, a 65C02 or similar processors.</text:p>
      <text:h text:style-name="Heading_20_2" text:outline-level="2">Modular design</text:h>
      <text:p text:style-name="Standard_20__28_user_29_">Modules should be added or removed independently. Communication with modules is through an X dispatch block e.g., jmp (dispatchTable, x), with one entry point for each module, this allows paging etc.</text:p>
      <text:h text:style-name="Heading_20_2" text:outline-level="2">Modern</text:h>
      <text:p text:style-name="Standard_20__28_user_29_">Should have modern features - Procedures, Local variables, Structures and so on. Three types (int % string $ float #, default variable)</text:p>
      <text:h text:style-name="Heading_20_2" text:outline-level="2">Extensible</text:h>
      <text:p text:style-name="Standard_20__28_user_29_">Should be extensible with system specific functionality.</text:p>
      <text:h text:style-name="Heading_20_1" text:outline-level="1">Modules</text:h>
      <text:p text:style-name="Standard_20__28_user_29_">Code for all optional modules is built in but can generated an error and have no actual code. All module functionality is accessed through one function, at a slight cost in speed, so that modules can be paged.</text:p>
      <text:h text:style-name="Heading_20_2" text:outline-level="2">Main</text:h>
      <text:p text:style-name="Standard_20__28_user_29_">Main evaluation and execution functions, standard integer functions, normal dispatch tables, standard procedures, variables, locals, structures, basic syntax checking routines.</text:p>
      <text:h text:style-name="Heading_20_2" text:outline-level="2">Error</text:h>
      <text:p text:style-name="Standard_20__28_user_29_">Error handling, which can be localised.</text:p>
      <text:h text:style-name="Heading_20_2" text:outline-level="2">Device</text:h>
      <text:p text:style-name="Standard_20__28_user_29_">External I/O type functionality, System specific functionality.</text:p>
      <text:h text:style-name="Heading_20_2" text:outline-level="2">Variables</text:h>
      <text:p text:style-name="Standard_20__28_user_29_">Handle variables, arrays and so on.</text:p>
      <text:h text:style-name="Heading_20_2" text:outline-level="2"><text:soft-page-break/>FloatingPoint (optional)</text:h>
      <text:p text:style-name="Standard_20__28_user_29_">Handles all floating-point operations. Code for FP types is built in, but when activated can cause an error.</text:p>
      <text:h text:style-name="Heading_20_2" text:outline-level="2">String (optional)</text:h>
      <text:p text:style-name="Standard_20__28_user_29_">String functions and manager, handles concrete and temporary strings, garbage collection and so on. The default string handling (Atom style) is built in by default however, though it is length prefixed not ASCIIZ.</text:p>
      <text:h text:style-name="Heading_20_2" text:outline-level="2">Assembler (optional)</text:h>
      <text:p text:style-name="Standard_20__28_user_29_">65(C)02 inline assembler like the BBC Micro.</text:p>
      <text:h text:style-name="Heading_20_2" text:outline-level="2">Tokenizer (optional)</text:h>
      <text:p text:style-name="Standard_20__28_user_29_">Line tokenising / detokenising. Contains the text for the keywords, may not be needed for a run-time only system.</text:p>
      <text:h text:style-name="Heading_20_2" text:outline-level="2">Interaction (optional)</text:h>
      <text:p text:style-name="Standard_20__28_user_29_">Code connected with editing, task switching and so on.</text:p>
      <text:h text:style-name="Heading_20_2" text:outline-level="2">Header</text:h>
      <text:p text:style-name="Standard_20__28_user_29_">The start of the program</text:p>
      <text:h text:style-name="Heading_20_2" text:outline-level="2">Footer</text:h>
      <text:p text:style-name="Standard_20__28_user_29_">The end of the program</text:p>
      <text:h text:style-name="Heading_20_2" text:outline-level="2">Extension</text:h>
      <text:p text:style-name="Standard_20__28_user_29_">Graphics and Sound and other X16 specific stuff</text:p>
      <text:h text:style-name="Heading_20_1" text:outline-level="1">Implementation</text:h>
      <text:p text:style-name="Standard_20__28_user_29_">All module handlers should use the name of their module, together with a constant which is the name of the module, followed by an underscore followed by the method.</text:p>
      <text:p text:style-name="Frame_20_contents"><text:span text:style-name="Emphasis">e.g., editor_deleteline</text:span></text:p>
      <text:p text:style-name="Standard_20__28_user_29_">This should be automatically generated from the files in the module subdirectory, which looks for marks as follows.</text:p>
      <text:p text:style-name="Frame_20_contents"><text:span text:style-name="Emphasis">EditorDeleteLine:<text:tab/>;; &lt;deleteline&gt;</text:span></text:p>
      <text:p text:style-name="Standard_20__28_user_29_">These constants will of course be even. A table of them will be created called &lt;module&gt;vectors: so you will end up with</text:p>
      <text:p text:style-name="Frame_20_contents"><text:span text:style-name="Emphasis">editor_deleteline = 2</text:span></text:p>
      <text:p text:style-name="Frame_20_contents"><text:span text:style-name="Emphasis">..</text:span></text:p>
      <text:p text:style-name="Frame_20_contents"><text:span text:style-name="Emphasis">editorhandler:<text:tab/></text:span></text:p>
      <text:p text:style-name="Frame_20_contents"><text:soft-page-break/><text:span text:style-name="Emphasis"><text:tab/><text:tab/>jmp <text:tab/>(editorvectors,x)</text:span></text:p>
      <text:p text:style-name="Frame_20_contents"><text:span text:style-name="Emphasis">editorvectors:</text:span></text:p>
      <text:p text:style-name="Frame_20_contents"><text:span text:style-name="Emphasis"><text:tab/><text:tab/>.word EditorControlHandler</text:span></text:p>
      <text:p text:style-name="Frame_20_contents"><text:span text:style-name="Emphasis"><text:tab/><text:tab/>.word <text:tab/>EditorDeleteLine <text:tab/></text:span><text:tab/></text:p>
      <text:p text:style-name="Standard_20__28_user_29_">for example.</text:p>
      <text:p text:style-name="Standard_20__28_user_29_">Each module is in its own subdirectory, with a &lt;module&gt;.asm which contains all the module components, which is generated from the module contents (e.g. .asm files other than &lt;module&gt;.asm) .inc files are put up to the start (including module.inc, which appears first)</text:p>
      <text:p text:style-name="Standard_20__28_user_29_">The first vector is always a routine which takes a parameter in A and is used for control purposes. A = 0 initialises the module.</text:p>
      <text:p text:style-name="Standard_20__28_user_29_"/>
      <text:p text:style-name="Standard_20__28_user_29_">Multiple files are assembled in alphabetical order.</text:p>
      <text:p text:style-name="Standard_20__28_user_29_">Macros are generated as follows, along with the constants, in &lt;module&gt;.inc</text:p>
      <text:p text:style-name="Frame_20_contents"><text:span text:style-name="Emphasis">Editor_DeleteLine <text:tab/>sets X, calls DeleteLine (one for each function)</text:span></text:p>
      <text:p text:style-name="Standard_20__28_user_29_">The python script that generates these files has an internal list that it uses, as only one list can be used. Note that to allow for multiple device.xxx, the directory is device.xxx but the identifier is system.</text:p>
      <text:p text:style-name="Standard_20__28_user_29_">Routines normally prefer A as the first parameter, and Y as the second. Stacks are normally indexed on X, so this stack value is passed in A normally.</text:p>
      <text:p text:style-name="Standard_20__28_user_29_">All labels in the module, except general data labels, should begin with the initial letter of the module they are defined in.</text:p>
      <text:h text:style-name="Heading_20_1" text:outline-level="1">Stack</text:h>
      <text:p text:style-name="Standard_20__28_user_29_">The stack is the usual design. 6 bytes in sign, and either a 2-byte address (string) 4-byte constant (integer) or 4-byte mantissa and 1 byte exponent (floating point).</text:p>
      <text:p text:style-name="Standard_20__28_user_29_">The type of byte is:</text:p>
      <text:list xml:id="list834386104" text:style-name="WWNum15">
        <text:list-item>
          <text:p text:style-name="List_20_Paragraph">Bit 7: <text:tab/>indicates a reference (1) or constant (0).</text:p>
        </text:list-item>
        <text:list-item text:style-override="WWNum14">
          <text:p text:style-name="List_20_Paragraph">Bit 6: indicates integer/floating point (0) or string address (1).</text:p>
        </text:list-item>
        <text:list-item text:style-override="WWNum14">
          <text:p text:style-name="List_20_Paragraph">Bits 1...5: unused, currently 0.</text:p>
        </text:list-item>
        <text:list-item text:style-override="WWNum14">
          <text:p text:style-name="List_20_Paragraph">Bit 0: indicates integer (0) / floating point (1)</text:p>
        </text:list-item>
      </text:list>
      <text:p text:style-name="Standard_20__28_user_29_">Note that a reference means something that can accommodate a value, string, fp or int, so while the string may be a reference of itself, this doesn’t mean it is a “storage slot”.</text:p>
      <text:h text:style-name="Heading_20_1" text:outline-level="1">Tokens</text:h>
      <text:h text:style-name="Heading_20_2" text:outline-level="2">Token Grouping</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8">Group/Token</text:p>
          </table:table-cell>
          <table:table-cell table:style-name="Table1.A1" office:value-type="string">
            <text:p text:style-name="P8">Constant</text:p>
          </table:table-cell>
          <table:table-cell table:style-name="Table1.C1" office:value-type="string">
            <text:p text:style-name="Table_20_Heading">Contents</text:p>
          </table:table-cell>
        </table:table-row>
        <table:table-row table:style-name="Table1.1">
          <table:table-cell table:style-name="Table1.A2" office:value-type="string">
            <text:p text:style-name="P7">ASCII ($00-$39)</text:p>
          </table:table-cell>
          <table:table-cell table:style-name="Table1.A2" office:value-type="string">
            <text:p text:style-name="P7"/>
          </table:table-cell>
          <table:table-cell table:style-name="Table1.C2" office:value-type="string">
            <text:p text:style-name="Table_20_Contents">Used in identifier $2D (-) is used for underscore, allows A-Z 0-9. and _</text:p>
          </table:table-cell>
        </table:table-row>
        <table:table-row table:style-name="Table1.1">
          <table:table-cell table:style-name="Table1.A2" office:value-type="string">
            <text:p text:style-name="P7">Type ($3A-$3F)</text:p>
          </table:table-cell>
          <table:table-cell table:style-name="Table1.A2" office:value-type="string">
            <text:p text:style-name="P7">TOK_[ISR]&lt;ARR&gt;</text:p>
          </table:table-cell>
          <table:table-cell table:style-name="Table1.C3" office:value-type="string">
            <text:p text:style-name="Table_20_Contents">Represent integer, string, real and the appropriate arrays, mark end of identifier. % %( $ $( # #(</text:p>
          </table:table-cell>
        </table:table-row>
        <table:table-row table:style-name="Table1.1">
          <table:table-cell table:style-name="Table1.A2" office:value-type="string">
            <text:p text:style-name="P7">Constant ($40-$7F)</text:p>
          </table:table-cell>
          <table:table-cell table:style-name="Table1.A2" office:value-type="string">
            <text:p text:style-name="P7"/>
          </table:table-cell>
          <table:table-cell table:style-name="Table1.C4" office:value-type="string">
            <text:p text:style-name="Table_20_Contents">Constant 0-63. Each successive constant shifts this left 6 pixels (in practice, left 8 right 2) and replaces the lower 6 bits.</text:p>
          </table:table-cell>
        </table:table-row>
        <table:table-row table:style-name="Table1.1">
          <table:table-cell table:style-name="Table1.A2" office:value-type="string">
            <text:p text:style-name="P7">End of Line ($80)</text:p>
          </table:table-cell>
          <table:table-cell table:style-name="Table1.A2" office:value-type="string">
            <text:p text:style-name="P7">TOK_EOL</text:p>
          </table:table-cell>
          <table:table-cell table:style-name="Table1.C5" office:value-type="string">
            <text:p text:style-name="Table_20_Contents">Indicates end of line</text:p>
          </table:table-cell>
        </table:table-row>
        <table:table-row table:style-name="Table1.1">
          <table:table-cell table:style-name="Table1.A2" office:value-type="string">
            <text:p text:style-name="P7">Token shift ($81-3)</text:p>
          </table:table-cell>
          <table:table-cell table:style-name="Table1.A2" office:value-type="string">
            <text:p text:style-name="P7">TOK_SHIFT1...3</text:p>
          </table:table-cell>
          <table:table-cell table:style-name="Table1.C6" office:value-type="string">
            <text:p text:style-name="Table_20_Contents">Shifts to other token sets, must be followed by $86-$FF</text:p>
          </table:table-cell>
        </table:table-row>
        <table:table-row table:style-name="Table1.1">
          <table:table-cell table:style-name="Table1.A2" office:value-type="string">
            <text:p text:style-name="P7">FP Constant ($84)</text:p>
          </table:table-cell>
          <table:table-cell table:style-name="Table1.A2" office:value-type="string">
            <text:p text:style-name="P7">TOK_FPC</text:p>
          </table:table-cell>
          <table:table-cell table:style-name="Table1.C7" office:value-type="string">
            <text:p text:style-name="Table_20_Contents">Marks a floating-point constant, which is of size TOK_FPC_SIZE bytes including the constant.</text:p>
          </table:table-cell>
        </table:table-row>
        <table:table-row table:style-name="Table1.1">
          <table:table-cell table:style-name="Table1.A2" office:value-type="string">
            <text:p text:style-name="P7">String ($85)</text:p>
          </table:table-cell>
          <table:table-cell table:style-name="Table1.A2" office:value-type="string">
            <text:p text:style-name="P7">TOK_STR</text:p>
          </table:table-cell>
          <table:table-cell table:style-name="Table1.C8" office:value-type="string">
            <text:p text:style-name="Table_20_Contents">Marks a string, the length of the string follows (0-255 chars), ASCII 32.127 only.</text:p>
          </table:table-cell>
        </table:table-row>
        <table:table-row table:style-name="Table1.1">
          <table:table-cell table:style-name="Table1.A2" office:value-type="string">
            <text:p text:style-name="P7">Binary Operators</text:p>
          </table:table-cell>
          <table:table-cell table:style-name="Table1.A2" office:value-type="string">
            <text:p text:style-name="P7">TOK_BINARYST</text:p>
          </table:table-cell>
          <table:table-cell table:style-name="Table1.C9" office:value-type="string">
            <text:p text:style-name="Table_20_Contents">Binary operators: and or xor + - * / mod &gt;&gt; &lt;&lt; ^ &gt;= &lt;= = &lt;&gt; &gt; &lt; ! ?</text:p>
          </table:table-cell>
        </table:table-row>
        <table:table-row table:style-name="Table1.1">
          <table:table-cell table:style-name="Table1.A2" office:value-type="string">
            <text:p text:style-name="P7">Structures</text:p>
          </table:table-cell>
          <table:table-cell table:style-name="Table1.A2" office:value-type="string">
            <text:p text:style-name="P7">TOK_STRUCTST</text:p>
          </table:table-cell>
          <table:table-cell table:style-name="Table1.C10" office:value-type="string">
            <text:p text:style-name="Table_20_Contents">Keywords which affect the structure level.</text:p>
          </table:table-cell>
        </table:table-row>
        <table:table-row table:style-name="Table1.1">
          <table:table-cell table:style-name="Table1.A2" office:value-type="string">
            <text:p text:style-name="P7">Unary Operators</text:p>
          </table:table-cell>
          <table:table-cell table:style-name="Table1.A2" office:value-type="string">
            <text:p text:style-name="P7">TOK_UNARYST</text:p>
          </table:table-cell>
          <table:table-cell table:style-name="Table1.C11" office:value-type="string">
            <text:p text:style-name="Table_20_Contents">Unary operators (mostly functions), but there are duplicate unaries for! ? and -. Also ( is a unary function.</text:p>
          </table:table-cell>
        </table:table-row>
        <table:table-row table:style-name="Table1.1">
          <table:table-cell table:style-name="Table1.A2" office:value-type="string">
            <text:p text:style-name="P7">Keywords/Tokens</text:p>
          </table:table-cell>
          <table:table-cell table:style-name="Table1.A2" office:value-type="string">
            <text:p text:style-name="P7">TOK_TOKENS</text:p>
          </table:table-cell>
          <table:table-cell table:style-name="Table1.C12" office:value-type="string">
            <text:p text:style-name="Table_20_Contents">Other keywords and tokens and syntactic markers, general.</text:p>
          </table:table-cell>
        </table:table-row>
      </table:table>
      <text:p text:style-name="Standard_20__28_user_29_"/>
      <text:p text:style-name="Standard_20__28_user_29_"/>
      <text:p text:style-name="P6">Keywords as far as TOK_UNARYST have an associated table which either identify them as commands or binary functions, structure modifiers or identify their precedence level.</text:p>
      <text:p text:style-name="Standard_20__28_user_29_">Anything after TOK_TOKENS is just a straightforward Command entry.</text:p>
      <text:p text:style-name="Standard_20__28_user_29_">$83 is reserved for floating point functions like LN and so on, and system unary fun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Droid Sans Mono" svg:font-family="'Droid Sans Mono'" style:font-adornments="Regular"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roid Sans2" svg:font-family="'Droid Sans'" style:font-family-generic="swiss" style:font-pitch="variable"/>
    <style:font-face style:name="Droid Sans1" svg:font-family="'Droid Sans'" style:font-adornments="Regular" style:font-family-generic="swiss" style:font-pitch="variable"/>
    <style:font-face style:name="Droid Sans Thai" svg:font-family="'Droid Sans Thai'"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3"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style:font-name="Droid Sans1"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cm" style:contextual-spacing="false" fo:keep-with-next="always"/>
      <style:text-properties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style:contextual-spacing="false" fo:keep-together="always" fo:keep-with-next="always"/>
      <style:text-properties fo:color="#2f5496" loext:opacity="100%" fo:font-size="18pt" style:font-name-asian="F" style:font-family-asian="F" style:font-family-generic-asian="system" style:font-pitch-asian="variable" style:font-size-asian="18pt" style:font-name-complex="Mangal" style:font-family-complex="Mangal" style:font-family-generic-complex="system" style:font-pitch-complex="variable" style:font-size-complex="14.5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style:contextual-spacing="false" fo:keep-together="always" fo:keep-with-next="always"/>
      <style:text-properties fo:color="#2f5496" loext:opacity="100%" fo:font-size="14pt" style:font-name-asian="F" style:font-family-asian="F" style:font-family-generic-asian="system" style:font-pitch-asian="variable" style:font-size-asian="14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212cm" fo:margin-bottom="0.212cm" style:contextual-spacing="false" fo:text-align="start" style:justify-single-word="false" fo:orphans="2" fo:widows="2" fo:hyphenation-ladder-count="no-limit" style:vertical-align="baseline" style:writing-mode="lr-tb"/>
      <style:text-properties style:font-name="Droid Sans" fo:font-family="'Droid Sans'"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Droid Sans Devanagari1"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text:number-lines="false" text:line-number="0"/>
      <style:text-properties fo:font-style="italic" style:font-style-asian="italic" style:font-style-complex="italic"/>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text-properties style:font-name="Calibri" fo:font-family="Calibri" style:font-family-generic="roman" style:font-pitch="variable" fo:font-size="14pt" style:font-name-asian="Droid Sans3" style:font-family-asian="'Droid Sans'" style:font-family-generic-asian="system" style:font-pitch-asian="variable" style:font-size-asian="14pt" style:font-name-complex="Droid Sans3" style:font-family-complex="'Droid Sans'" style:font-family-generic-complex="system" style:font-pitch-complex="variable"/>
    </style:style>
    <style:style style:name="Title" style:family="paragraph" style:parent-style-name="Standard_20__28_user_29_" style:next-style-name="Standard_20__28_user_29_" style:default-outline-level="" style:class="chapter">
      <style:text-properties fo:font-size="28pt" fo:letter-spacing="-0.018cm" style:font-name-asian="F" style:font-family-asian="F" style:font-family-generic-asian="system" style:font-pitch-asian="variable" style:font-size-asian="28pt" style:font-name-complex="Mangal" style:font-family-complex="Mangal" style:font-family-generic-complex="system" style:font-pitch-complex="variable" style:font-size-complex="25pt"/>
    </style:style>
    <style:style style:name="Header" style:family="paragraph" style:parent-style-name="Standard_20__28_user_29_"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auto-update="true" style:default-outline-level="" style:class="extra">
      <style:text-properties style:font-name="Droid Sans Mono" fo:font-family="'Droid Sans Mono'" style:font-style-name="Regular" style:font-family-generic="swiss" style:font-pitch="fixed" fo:font-size="12pt"/>
    </style:style>
    <style:style style:name="Table_20_Contents" style:display-name="Table Contents" style:family="paragraph" style:parent-style-name="Standard_20__28_user_29_" style:default-outline-level="" style:class="extra">
      <style:paragraph-properties fo:margin-top="0.109cm" fo:margin-bottom="0.109cm" style:contextual-spacing="false" fo:orphans="0" fo:widows="0" text:number-lines="false" text:line-number="0"/>
      <style:text-properties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Droid Sans" fo:font-family="'Droid Sans'" style:font-family-generic="roman" style:font-pitch="variable" fo:font-size="14pt" style:letter-kerning="true" style:font-name-asian="Droid Sans3" style:font-family-asian="'Droid Sans'" style:font-family-generic-asian="system" style:font-pitch-asian="variable" style:font-size-asian="14pt" style:language-asian="zh" style:country-asian="CN" style:font-name-complex="Droid Sans3" style:font-family-complex="'Droid Sans'" style:font-family-generic-complex="system" style:font-pitch-complex="variable" style:font-size-complex="12pt" style:language-complex="hi" style:country-complex="IN"/>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asian="F" style:font-family-generic-asian="system" style:font-pitch-asian="variable" style:font-size-asian="28pt" style:language-asian="zh" style:country-asian="CN" style:font-name-complex="Mangal" style:font-family-complex="Mangal" style:font-family-generic-complex="system" style:font-pitch-complex="variable" style:font-size-complex="25pt" style:language-complex="hi" style:country-complex="IN"/>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letter-kerning="true" style:font-name-asian="F" style:font-family-asian="F"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letter-kerning="true" style:font-name-asian="F" style:font-family-asian="F" style:font-family-generic-asian="system" style:font-pitch-asian="variable" style:font-size-asian="13pt" style:language-asian="zh" style:country-asian="CN" style:font-name-complex="Mangal" style:font-family-complex="Mangal" style:font-family-generic-complex="system" style:font-pitch-complex="variable" style:font-size-complex="11.5pt" style:language-complex="hi" style:country-complex="IN"/>
    </style:style>
    <style:style style:name="Header_20_Char" style:display-name="Header Char" style:family="text" style:parent-style-name="Default_20_Paragraph_20_Font">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Emphasis" style:family="text" style:parent-style-name="Default_20_Paragraph_20_Font">
      <style:text-properties fo:color="#ff0000" loext:opacity="100%"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style style:name="Table2" style:family="table">
      <style:table-properties style:width="17.59cm" fo:margin-left="0cm" fo:margin-top="0cm" fo:margin-bottom="0cm" table:align="left" style:writing-mode="lr-tb"/>
    </style:style>
    <style:style style:name="Table2.A" style:family="table-column">
      <style:table-column-properties style:column-width="8.795cm"/>
    </style:style>
    <style:style style:name="Table2.B" style:family="table-column">
      <style:table-column-properties style:column-width="8.793cm"/>
    </style:style>
    <style:style style:name="Table2.1" style:family="table-row">
      <style:table-row-properties fo:keep-together="auto"/>
    </style:style>
    <style:style style:name="Table2.A1" style:family="table-cell">
      <style:table-cell-properties fo:padding-left="0.018cm" fo:padding-right="0.018cm" fo:padding-top="0cm" fo:padding-bottom="0cm" fo:border="none"/>
    </style:style>
    <style:style style:name="MP1" style:family="paragraph" style:parent-style-name="Footer">
      <style:paragraph-properties fo:orphans="0" fo:widows="0"/>
      <style:text-properties style:font-name="Droid Sans" style:font-name-complex="Calibri Light1" style:font-size-complex="14pt"/>
    </style:style>
    <style:style style:name="MP2" style:family="paragraph" style:parent-style-name="Footer">
      <style:paragraph-properties fo:text-align="end" style:justify-single-word="false" fo:orphans="0" fo:widows="0"/>
      <style:text-properties style:font-name="Droid Sans"/>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text:file-name text:display="name-and-extension">6502 Basic Outline.odt</text:file-name></text:p>
            </table:table-cell>
            <table:table-cell table:style-name="Table2.A1" office:value-type="string">
              <text:p text:style-name="MP2">Page <text:page-number text:select-page="current">5</text:page-number><text:s/>of <text:page-count>5</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2</meta:editing-cycles>
    <meta:print-date>2021-04-08T15:59:00</meta:print-date>
    <meta:creation-date>2021-04-08T15:57:00</meta:creation-date>
    <dc:date>2021-04-25T12:14:20.351921326</dc:date>
    <meta:editing-duration>PT7M51S</meta:editing-duration>
    <meta:generator>LibreOffice/7.1.2.2$Linux_X86_64 LibreOffice_project/10$Build-2</meta:generator>
    <meta:document-statistic meta:table-count="2" meta:image-count="0" meta:object-count="0" meta:page-count="5" meta:paragraph-count="109" meta:word-count="904" meta:character-count="5607" meta:non-whitespace-character-count="4802"/>
    <meta:user-defined meta:name="AppVersion">16.0000</meta:user-defined>
    <meta:template xlink:type="simple" xlink:actuate="onRequest" xlink:title="Normal" xlink:href=""/>
  </office:meta>
</office:document-meta>
</file>